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pug plays Black Lotus from Hand</text:p>
      <text:p text:style-name="P1">Dapug taps Black Lotus</text:p>
      <text:p text:style-name="P1">Dapug puts Black Lotus to Graveyard from Play</text:p>
      <text:p text:style-name="P1">Dapug plays Brainstorm from Hand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lays Flooded Strand from Hand</text:p>
      <text:p text:style-name="P1">Dapug taps Flooded Strand</text:p>
      <text:p text:style-name="P1">Dapug puts Flooded Strand to Graveyard from Play</text:p>
      <text:p text:style-name="P1">Dapug's life total is now 19 (-1)</text:p>
      <text:p text:style-name="P1">Dapug puts Underground Sea into play from Library</text:p>
      <text:p text:style-name="P1">Dapug plays Time Walk from Hand</text:p>
      <text:p text:style-name="P1">Dapug puts Time Walk to Graveyard from Play</text:p>
      <text:p text:style-name="P1"/>
      <text:p text:style-name="P1"><text:s/>Time Walk turn</text:p>
      <text:p text:style-name="P1">Dapug draws a card</text:p>
      <text:p text:style-name="P1">It is now turn 4 (wox2 (cz))</text:p>
      <text:p text:style-name="P1">Iwox2 (cz) draws a card</text:p>
      <text:p text:style-name="P1">Iwox2 (cz) plays Mox Sapphire from Hand</text:p>
      <text:p text:style-name="P1">wox2 (cz) plays Island from Hand</text:p>
      <text:p text:style-name="P1">wox2 (cz) plays Mox Emerald from Hand</text:p>
      <text:p text:style-name="P1">It is now turn 6 (wox2 (cz))</text:p>
      <text:p text:style-name="P1">wox2 (cz) plays Underground Sea from Hand</text:p>
      <text:p text:style-name="P1">It is now the End Phase, End Of Turn Step</text:p>
      <text:p text:style-name="P1">It is now turn 7 (Dapug)</text:p>
      <text:p text:style-name="P2">&lt;wox2 (cz)&gt; EOT</text:p>
      <text:p text:style-name="P1">wox2 (cz) taps Mox Emerald</text:p>
      <text:p text:style-name="P1">wox2 (cz) taps Island</text:p>
      <text:p text:style-name="P1">wox2 (cz) taps Mox Sapphire</text:p>
      <text:p text:style-name="P1">wox2 (cz) taps Underground Sea</text:p>
      <text:p text:style-name="P1">wox2 (cz) plays Gifts Ungiven from Hand</text:p>
      <text:p text:style-name="P1">Dapug plays Force of Will from Hand</text:p>
      <text:p text:style-name="P1">Dapug puts Thirst for Knowledge to RFG from Hand</text:p>
      <text:p text:style-name="P1">Dapug's life total is now 18 (-1)</text:p>
      <text:p text:style-name="P1">wox2 (cz) puts Gifts Ungiven to Graveyard from Play</text:p>
      <text:p text:style-name="P1">Dapug puts Force of Will to Graveyard from Play</text:p>
      <text:p text:style-name="P1">It is now turn 8 (wox2 (cz))</text:p>
      <text:p text:style-name="P1">wox2 (cz) draws a card</text:p>
      <text:p text:style-name="P1">wox2 (cz) taps Island</text:p>
      <text:p text:style-name="P1">wox2 (cz) plays Ancestral Recall from Hand</text:p>
      <text:p text:style-name="P1">wox2 (cz) draws a card</text:p>
      <text:p text:style-name="P1">wox2 (cz) draws a card</text:p>
      <text:p text:style-name="P1">wox2 (cz) draws a card</text:p>
      <text:p text:style-name="P1">wox2 (cz) puts Ancestral Recall to Graveyard from Play</text:p>
      <text:p text:style-name="P1">wox2 (cz) plays Polluted Delta from Hand</text:p>
      <text:p text:style-name="P1">It is now turn 9 (Dapug)</text:p>
      <text:p text:style-name="P1">Dapug plays Library of Alexandria from Hand</text:p>
      <text:p text:style-name="P1">Dapug taps Underground Sea</text:p>
      <text:p text:style-name="P1">Dapug taps Library of Alexandria</text:p>
      <text:p text:style-name="P1">Dapug plays Merchant Scroll from Hand</text:p>
      <text:p text:style-name="P1">wox2 (cz) taps Mox Sapphire</text:p>
      <text:p text:style-name="P1">wox2 (cz) taps Underground Sea</text:p>
      <text:p text:style-name="P1">wox2 (cz) plays Mana Drain from Hand</text:p>
      <text:p text:style-name="P1">Dapug puts Merchant Scroll to Graveyard from Play</text:p>
      <text:p text:style-name="P1">Mana Drain now has 2 (+2) counters.</text:p>
      <text:p text:style-name="P1">wox2 (cz) taps Polluted Delta</text:p>
      <text:p text:style-name="P1">wox2 (cz) puts Polluted Delta to Graveyard from Play</text:p>
      <text:p text:style-name="P1">wox2 (cz)'s life total is now 19 (-1)</text:p>
      <text:p text:style-name="P1">wox2 (cz) puts Underground Sea into play from Library</text:p>
      <text:p text:style-name="P1">wox2 (cz) taps Underground Sea</text:p>
      <text:p text:style-name="P1">wox2 (cz) plays Vampiric Tutor from Hand</text:p>
      <text:p text:style-name="P1">wox2 (cz) puts a facedown card on top of Library from Play</text:p>
      <text:p text:style-name="P1">It is now turn 10 (wox2 (cz))</text:p>
      <text:p text:style-name="P1">wox2 (cz) taps Mox Emerald</text:p>
      <text:p text:style-name="P1">wox2 (cz) taps Mox Sapphire</text:p>
      <text:p text:style-name="P1">wox2 (cz) plays Gifts Ungiven from Hand</text:p>
      <text:p text:style-name="P1">wox2 (cz) puts Black Lotus into play from Library</text:p>
      <text:p text:style-name="P1">wox2 (cz) puts Skeletal Scrying into play from Library</text:p>
      <text:p text:style-name="P1">wox2 (cz) puts Demonic Tutor into play from Library</text:p>
      <text:p text:style-name="P1">wox2 (cz) puts Merchant Scroll into play from Library</text:p>
      <text:p text:style-name="P1">wox2 (cz) puts Merchant Scroll to Hand from Play</text:p>
      <text:p text:style-name="P1">wox2 (cz) puts Skeletal Scrying to Hand from Play</text:p>
      <text:p text:style-name="P1">wox2 (cz) puts Gifts Ungiven to Graveyard from Play</text:p>
      <text:p text:style-name="P1">It is now turn 11 (Dapug)</text:p>
      <text:p text:style-name="P1">Dapug plays Mox Jet from Hand</text:p>
      <text:p text:style-name="P1">Dapug taps Underground Sea</text:p>
      <text:p text:style-name="P1">Dapug taps Library of Alexandria</text:p>
      <text:p text:style-name="P1">Dapug taps Mox Jet</text:p>
      <text:p text:style-name="P1">Dapug plays Yawgmoth's Will from Hand</text:p>
      <text:p text:style-name="P1">wox2 (cz) taps Island</text:p>
      <text:p text:style-name="P1">wox2 (cz) taps Underground Sea</text:p>
      <text:p text:style-name="P1">wox2 (cz) plays Mana Drain from Hand</text:p>
      <text:p text:style-name="P1">It is now turn 12 (wox2 (cz))</text:p>
      <text:p text:style-name="P1">wox2 (cz) plays Volcanic Island from Hand</text:p>
      <text:p text:style-name="P1">wox2 (cz) plays Skeletal Scrying from Hand</text:p>
      <text:p text:style-name="P1">wox2 (cz) taps Underground Sea</text:p>
      <text:p text:style-name="P1">wox2 (cz) taps Mox Emerald</text:p>
      <text:p text:style-name="P1">wox2 (cz) puts Mana Drain to RFG from Graveyard</text:p>
      <text:p text:style-name="P1">wox2 (cz) puts Gifts Ungiven to RFG from Graveyard</text:p>
      <text:p text:style-name="P1">wox2 (cz) puts Mana Drain to RFG from Graveyard</text:p>
      <text:p text:style-name="P1">wox2 (cz) puts Gifts Ungiven to RFG from Graveyard</text:p>
      <text:p text:style-name="P1">wox2 (cz) puts Skeletal Scrying to Graveyard from Play</text:p>
      <text:p text:style-name="P1">wox2 (cz)'s life total is now 13 (-4)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taps Island</text:p>
      <text:p text:style-name="P1">wox2 (cz) taps Mox Sapphire</text:p>
      <text:p text:style-name="P1">wox2 (cz) plays Merchant Scroll from Hand</text:p>
      <text:p text:style-name="P1">wox2 (cz) puts Merchant Scroll to Graveyard from Play</text:p>
      <text:p text:style-name="P1">wox2 (cz) puts Mana Drain to Hand from Play</text:p>
      <text:p text:style-name="P1">wox2 (cz) plays Mystical Tutor from Hand</text:p>
      <text:p text:style-name="P1">wox2 (cz) taps Underground Sea</text:p>
      <text:p text:style-name="P1">wox2 (cz) puts Yawgmoth's Will into play from Library</text:p>
      <text:p text:style-name="P1">wox2 (cz) puts a Yawgmoth's Will on top of Library from Play</text:p>
      <text:p text:style-name="P1">wox2 (cz) puts Mystical Tutor to Graveyard from Play</text:p>
      <text:p text:style-name="P1">It is now turn 14 (wox2 (cz))</text:p>
      <text:p text:style-name="P1">wox2 (cz) draws a card</text:p>
      <text:p text:style-name="P1">wox2 (cz) plays Flooded Strand from Hand</text:p>
      <text:p text:style-name="P1">Dapug taps Underground Sea</text:p>
      <text:p text:style-name="P1">Dapug taps Library of Alexandria</text:p>
      <text:p text:style-name="P1">Dapug taps Mox Jet</text:p>
      <text:p text:style-name="P1">Dapug plays Thirst for Knowledge from Hand</text:p>
      <text:p text:style-name="P1">wox2 (cz) taps Mox Sapphire</text:p>
      <text:p text:style-name="P1">wox2 (cz) taps Island</text:p>
      <text:p text:style-name="P1">wox2 (cz) plays Mana Drain from Hand</text:p>
      <text:p text:style-name="P1">Dapug puts Thirst for Knowledge to Graveyard from Play</text:p>
      <text:p text:style-name="P1">It is now turn 15 (Dapug)</text:p>
      <text:p text:style-name="P1">Dapug plays Mox Pearl from Hand</text:p>
      <text:p text:style-name="P1">wox2 (cz) taps Volcanic Island</text:p>
      <text:p text:style-name="P1">wox2 (cz) taps Underground Sea</text:p>
      <text:p text:style-name="P1">wox2 (cz) taps Mox Emerald</text:p>
      <text:p text:style-name="P1">wox2 (cz) taps Underground Sea</text:p>
      <text:p text:style-name="P1">wox2 (cz) plays Gifts Ungiven from Hand</text:p>
      <text:p text:style-name="P1">wox2 (cz) is looking its Library...</text:p>
      <text:p text:style-name="P1">wox2 (cz) puts Repeal into play from Library</text:p>
      <text:p text:style-name="P1">wox2 (cz) puts Mana Crypt into play from Library</text:p>
      <text:p text:style-name="P1">wox2 (cz) puts Tolarian Academy into play from Library</text:p>
      <text:p text:style-name="P1">wox2 (cz) puts Lotus Petal into play from Library</text:p>
      <text:p text:style-name="P1">wox2 (cz) puts Tolarian Academy to Hand from Play</text:p>
      <text:p text:style-name="P1">wox2 (cz) puts Repeal to Hand from Play</text:p>
      <text:p text:style-name="P1">wox2 (cz) puts Gifts Ungiven to Graveyard from Play</text:p>
      <text:p text:style-name="P1">wox2 (cz) taps Flooded Strand</text:p>
      <text:p text:style-name="P1">wox2 (cz) puts Flooded Strand to Graveyard from Play</text:p>
      <text:p text:style-name="P1">wox2 (cz)'s life total is now 12 (-1)</text:p>
      <text:p text:style-name="P1">wox2 (cz) puts Underground Sea into play from Library</text:p>
      <text:p text:style-name="P1">wox2 (cz) shuffles library</text:p>
      <text:p text:style-name="P1">It is now turn 16 (wox2 (cz))</text:p>
      <text:p text:style-name="P1">wox2 (cz) plays Sol Ring from Hand</text:p>
      <text:p text:style-name="P1">wox2 (cz) puts a 0/0 storm count token into play</text:p>
      <text:p text:style-name="P1">storm count now has 1 (+1) counters.</text:p>
      <text:p text:style-name="P1">wox2 (cz) taps Mox Sapphire</text:p>
      <text:p text:style-name="P1">wox2 (cz) plays Repeal from Hand</text:p>
      <text:p text:style-name="P1">wox2 (cz) puts Mox Sapphire to Hand from Play</text:p>
      <text:p text:style-name="P1">storm count now has 2 (+1) counters.</text:p>
      <text:p text:style-name="P1">wox2 (cz) draws a card</text:p>
      <text:p text:style-name="P1">wox2 (cz) puts Repeal to Graveyard from Play</text:p>
      <text:p text:style-name="P1">wox2 (cz) plays Mox Pearl from Hand</text:p>
      <text:p text:style-name="P1">storm count now has 3 (+1) counters.</text:p>
      <text:p text:style-name="P1">wox2 (cz) plays Mox Sapphire from Hand</text:p>
      <text:p text:style-name="P1">storm count now has 4 (+1) counters.</text:p>
      <text:p text:style-name="P1">wox2 (cz) plays Tolarian Academy from Hand</text:p>
      <text:p text:style-name="P1">wox2 (cz) plays Yawgmoth's Will from Hand</text:p>
      <text:p text:style-name="P1">wox2 (cz) taps Underground Sea</text:p>
      <text:p text:style-name="P2">&lt;wox2 (cz)&gt; g2</text:p>
      <text:p text:style-name="P2">&lt;wox2 (cz)&gt; side</text:p>
      <text:p text:style-name="P2">&lt;Dapug&gt; no</text:p>
      <text:p text:style-name="P2">&lt;Dapug&gt; combo out</text:p>
      <text:p text:style-name="P1">wox2 (cz) puts Yawgmoth's Will to RFG from Play</text:p>
      <text:p text:style-name="P1">storm count now has 5 (+1) counters.</text:p>
      <text:p text:style-name="P1">wox2 (cz) puts Black Lotus into play from Graveyard</text:p>
      <text:p text:style-name="P2">&lt;Dapug&gt; don't concede for me</text:p>
      <text:p text:style-name="P1">Celou dobu jsem očekával, že soupeř má něco na ruce a v téhl chvíli mě v tom utvrdil, ale čekal jsem Trockbind, takže jsem s jedněmi Tendrily na ruce jistil Tutor na Warreny</text:p>
      <text:p text:style-name="P1"/>
      <text:p text:style-name="P1">storm count now has 6 (+1) counters.</text:p>
      <text:p text:style-name="P1">wox2 (cz) puts Mana Crypt into play from Graveyard</text:p>
      <text:p text:style-name="P1">storm count now has 7 (+1) counters.</text:p>
      <text:p text:style-name="P1">wox2 (cz) puts Lotus Petal into play from Graveyard</text:p>
      <text:p text:style-name="P1">storm count now has 8 (+1) counters.</text:p>
      <text:p text:style-name="P1">wox2 (cz) puts Repeal into play from Graveyard</text:p>
      <text:p text:style-name="P1">wox2 (cz) taps Mox Sapphire</text:p>
      <text:p text:style-name="P1">storm count now has 9 (+1) counters.</text:p>
      <text:p text:style-name="P1">wox2 (cz) puts Mox Sapphire to Hand from Play</text:p>
      <text:p text:style-name="P1">wox2 (cz) puts Repeal to RFG from Play</text:p>
      <text:p text:style-name="P1">wox2 (cz) draws a card</text:p>
      <text:p text:style-name="P1">wox2 (cz) plays Mox Sapphire from Hand</text:p>
      <text:p text:style-name="P1">storm count now has 10 (+1) counters.</text:p>
      <text:p text:style-name="P1">wox2 (cz) taps Mox Sapphire</text:p>
      <text:p text:style-name="P1">wox2 (cz) plays Brainstorm from Hand</text:p>
      <text:p text:style-name="P1">storm count now has 11 (+1) counters.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wox2 (cz) puts a card on top of Library from Hand</text:p>
      <text:p text:style-name="P1">wox2 (cz) puts Brainstorm to RFG from Play</text:p>
      <text:p text:style-name="P1">wox2 (cz) puts Merchant Scroll into play from Graveyard</text:p>
      <text:p text:style-name="P1">wox2 (cz) taps Island</text:p>
      <text:p text:style-name="P1">wox2 (cz) taps Sol Ring</text:p>
      <text:p text:style-name="P1">storm count now has 12 (+1) counters.</text:p>
      <text:p text:style-name="P1">wox2 (cz) is looking its Library...</text:p>
      <text:p text:style-name="P1">wox2 (cz) puts Chain of Vapor into play from Library</text:p>
      <text:p text:style-name="P1">wox2 (cz) shuffles library</text:p>
      <text:p text:style-name="P1">wox2 (cz) stops looking its Library...</text:p>
      <text:p text:style-name="P1">wox2 (cz) puts Chain of Vapor to Hand from Play</text:p>
      <text:p text:style-name="P1">wox2 (cz) puts Merchant Scroll to RFG from Play</text:p>
      <text:p text:style-name="P1">wox2 (cz) puts Ancestral Recall into play from Graveyard</text:p>
      <text:p text:style-name="P1">wox2 (cz) taps Volcanic Island</text:p>
      <text:p text:style-name="P1">wox2 (cz) puts Ancestral Recall into play from RFG</text:p>
      <text:p text:style-name="P1">Dapug taps Underground Sea</text:p>
      <text:p text:style-name="P1">Dapug untaps Underground Sea</text:p>
      <text:p text:style-name="P1">Dapug taps Underground Sea</text:p>
      <text:p text:style-name="P1">Dapug taps Mox Jet</text:p>
      <text:p text:style-name="P1">Dapug plays Brain Freeze from Hand</text:p>
      <text:p text:style-name="P1">wox2 (cz) taps Tolarian Academy</text:p>
      <text:p text:style-name="P1">wox2 (cz) plays Brainstorm from Hand</text:p>
      <text:p text:style-name="P1">storm count now has 14 (+1) counters.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wox2 (cz) puts a card on top of Library from Hand</text:p>
      <text:p text:style-name="P1">wox2 (cz) puts Brainstorm to RFG from Play</text:p>
      <text:p text:style-name="P1">storm count now has 15 (+1) counters.</text:p>
      <text:p text:style-name="P1">wox2 (cz) plays Mana Drain from Hand</text:p>
      <text:p text:style-name="P1">wox2 (cz) puts Ancestral Recall to RFG from Play</text:p>
      <text:p text:style-name="P1">wox2 (cz) moves all cards from Library to RFG</text:p>
      <text:p text:style-name="P1">Dapug puts Brain Freeze to Graveyard from Play</text:p>
      <text:p text:style-name="P1">wox2 (cz) plays Tendrils of Agony from Hand</text:p>
      <text:p text:style-name="P2"/>
      <text:p text:style-name="P2">&lt;Dapug&gt; keep</text:p>
      <text:p text:style-name="P1">It is now the Precombat Main Phase</text:p>
      <text:p text:style-name="P2">&lt;wox2 (cz)&gt; Muligan</text:p>
      <text:p text:style-name="P2">&lt;wox2 (cz)&gt; kp</text:p>
      <text:p text:style-name="P1">Dapug plays Polluted Delta from Hand</text:p>
      <text:p text:style-name="P1">Dapug taps Polluted Delta</text:p>
      <text:p text:style-name="P1">Dapug puts Polluted Delta to Graveyard from Play</text:p>
      <text:p text:style-name="P1">Dapug's life total is now 19 (-1)</text:p>
      <text:p text:style-name="P1">Dapug is looking its Library...</text:p>
      <text:p text:style-name="P1">Dapug puts Island into play from Library</text:p>
      <text:p text:style-name="P1">Dapug taps Island</text:p>
      <text:p text:style-name="P1">Dapug plays Brainstorm from Hand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lays Black Lotus from Hand</text:p>
      <text:p text:style-name="P1">Dapug taps Black Lotus</text:p>
      <text:p text:style-name="P1">Dapug puts Black Lotus to Graveyard from Play</text:p>
      <text:p text:style-name="P1">Dapug plays Merchant Scroll from Hand</text:p>
      <text:p text:style-name="P2">&lt;Dapug&gt; Ok?</text:p>
      <text:p text:style-name="P2">&lt;wox2 (cz)&gt; Ok</text:p>
      <text:p text:style-name="P1">Dapug is looking its Library...</text:p>
      <text:p text:style-name="P1">Dapug puts Ancestral Recall into play from Library</text:p>
      <text:p text:style-name="P1">Dapug shuffles library</text:p>
      <text:p text:style-name="P1">Dapug stops looking its Library...</text:p>
      <text:p text:style-name="P1">Dapug puts Ancestral Recall to Hand from Play</text:p>
      <text:p text:style-name="P1">Dapug shuffles library</text:p>
      <text:p text:style-name="P1">Dapug puts Merchant Scroll to Graveyard from Play</text:p>
      <text:p text:style-name="P1">Dapug plays Ancestral Recall from Hand</text:p>
      <text:p text:style-name="P1">wox2 (cz) plays Misdirection from Hand</text:p>
      <text:p text:style-name="P1">wox2 (cz) puts Merchant Scroll to RFG from Hand</text:p>
      <text:p text:style-name="P1">wox2 (cz)'s life total is now 19 (-1)</text:p>
      <text:p text:style-name="P1">Dapug plays Force of Will from Hand</text:p>
      <text:p text:style-name="P1">wox2 (cz)'s life total is now 20 (+1)</text:p>
      <text:p text:style-name="P1">Dapug puts Fact or Fiction to RFG from Hand</text:p>
      <text:p text:style-name="P2">&lt;wox2 (cz)&gt; Ok</text:p>
      <text:p text:style-name="P1">Tady se rozhodla hra, já po muliganu na šest měl ruku s Misdirekcí, Merchant Scrollem, moxem, Mana kostkou a dvěma zeměmi a soupeř protlačil první kolo Ancestrall, takže hra vlastně skončila, já lízal země a rušení a on měl plnou ruku</text:p>
      <text:p text:style-name="P1"/>
      <text:p text:style-name="P1"/>
      <text:p text:style-name="P1"><text:s text:c="7"/>Game 3</text:p>
      <text:p text:style-name="P3"><text:s/>Tuhle hru jsem začal první kolo Gift, bohužel jsem nemohl nalézt Recoup, Will, Lotus kombo, protože jsem měl původně na ruce jen jednu zemi a to byl Island, Takže bych si musel hledat dakší manový zdroj, který by dal červenou nebo Ancestral, který by mi soupeř nedal a já bych ani nebyl schopen si ho ochránit. Pro průběh hry to nebylo tolik podstatné, protože Library of Alexandria dost často kontrolům škodí, ale nicméně v mirroru kontrolů je jedním z významných faktorům, pokud se aktivuje a bohužel ji soupeř měl hned od prvního kola (a od druhého Lotus)</text:p>
      <text:p text:style-name="P2">&lt;wox2 (cz)&gt; Thinking</text:p>
      <text:p text:style-name="P2">&lt;wox2 (cz)&gt; kp</text:p>
      <text:p text:style-name="P2">&lt;Dapug&gt; keep</text:p>
      <text:p text:style-name="P1">wox2 (cz) plays Mox Emerald from Hand</text:p>
      <text:p text:style-name="P1">wox2 (cz) taps Mox Emerald</text:p>
      <text:p text:style-name="P1">wox2 (cz) plays Sol Ring from Hand</text:p>
      <text:p text:style-name="P1">wox2 (cz) plays Island from Hand</text:p>
      <text:p text:style-name="P1">wox2 (cz) plays Lotus Petal from Hand</text:p>
      <text:p text:style-name="P1">wox2 (cz) taps Lotus Petal</text:p>
      <text:p text:style-name="P1">wox2 (cz) taps Island</text:p>
      <text:p text:style-name="P1">wox2 (cz) taps Sol Ring</text:p>
      <text:p text:style-name="P1">wox2 (cz) puts Lotus Petal to Graveyard from Play</text:p>
      <text:p text:style-name="P1">wox2 (cz) plays Gifts Ungiven from Hand</text:p>
      <text:p text:style-name="P2">&lt;Dapug&gt; Ok</text:p>
      <text:p text:style-name="P1">wox2 (cz) is looking its Library...</text:p>
      <text:p text:style-name="P1">wox2 (cz) puts Mana Drain into play from Library</text:p>
      <text:p text:style-name="P1">wox2 (cz) puts Merchant Scroll into play from Library</text:p>
      <text:p text:style-name="P1">wox2 (cz) puts Tolarian Academy into play from Library</text:p>
      <text:p text:style-name="P1">wox2 (cz) puts Gifts Ungiven into play from Library</text:p>
      <text:p text:style-name="P1">Dapug puts Tolarian Academy to Graveyard from Play</text:p>
      <text:p text:style-name="P1">Dapug puts Gifts Ungiven to Graveyard from Play</text:p>
      <text:p text:style-name="P1">wox2 (cz) puts Merchant Scroll to Hand from Play</text:p>
      <text:p text:style-name="P1">wox2 (cz) puts Mana Drain to Hand from Play</text:p>
      <text:p text:style-name="P1">wox2 (cz) puts Gifts Ungiven to Graveyard from Play</text:p>
      <text:p text:style-name="P1">It is now turn 2 (Dapug)</text:p>
      <text:p text:style-name="P1">Dapug plays Library of Alexandria from Hand</text:p>
      <text:p text:style-name="P1">It is now turn 3 (wox2 (cz))</text:p>
      <text:p text:style-name="P1">Iwox2 (cz) draws a card</text:p>
      <text:p text:style-name="P1">Iwox2 (cz) plays Underground Sea from Hand</text:p>
      <text:p text:style-name="P1">wox2 (cz) taps Island</text:p>
      <text:p text:style-name="P1">wox2 (cz) taps Mox Emerald</text:p>
      <text:p text:style-name="P1">wox2 (cz) plays Merchant Scroll from Hand</text:p>
      <text:p text:style-name="P1">wox2 (cz) puts Merchant Scroll to Graveyard from Play</text:p>
      <text:p text:style-name="P1">wox2 (cz) puts Ancestral Recall to Hand from Play</text:p>
      <text:p text:style-name="P1">Dapug taps Library of Alexandria</text:p>
      <text:p text:style-name="P1">Dapug draws a card</text:p>
      <text:p text:style-name="P1">It is now turn 4 (Dapug)</text:p>
      <text:p text:style-name="P1">It is now the Precombat Main Phase</text:p>
      <text:p text:style-name="P1">Dapug plays Underground Sea from Hand</text:p>
      <text:p text:style-name="P1">Dapug plays Black Lotus from Hand</text:p>
      <text:p text:style-name="P2"><text:s/><text:span text:style-name="T1">Po vyložení</text:span> <text:span text:style-name="T1">Library bylo mojí jedinou šancí nálákat soupeře do nějakého toho Mana Drainu a z Ancestralu líznu Gift, tato šance se rozplynula po položení Lotusu</text:span></text:p>
      <text:p text:style-name="P2">&lt;wox2 (cz)&gt; response to lotus</text:p>
      <text:p text:style-name="P1">wox2 (cz) taps Underground Sea</text:p>
      <text:p text:style-name="P1">wox2 (cz) plays Ancestral Recall from Hand</text:p>
      <text:p text:style-name="P1">wox2 (cz) draws a card</text:p>
      <text:p text:style-name="P1">wox2 (cz) draws a card</text:p>
      <text:p text:style-name="P1">wox2 (cz) draws a card</text:p>
      <text:p text:style-name="P1">It is now turn 5 (wox2 (cz))</text:p>
      <text:p text:style-name="P1">wox2 (cz) plays Mox Jet from Hand</text:p>
      <text:p text:style-name="P1">wox2 (cz) plays Polluted Delta from Hand</text:p>
      <text:p text:style-name="P1">wox2 (cz) taps Mox Jet</text:p>
      <text:p text:style-name="P1">wox2 (cz) untaps Mox Jet</text:p>
      <text:p text:style-name="P1">wox2 (cz) taps Island</text:p>
      <text:p text:style-name="P1">wox2 (cz) taps Mox Emerald</text:p>
      <text:p text:style-name="P1">wox2 (cz) plays Merchant Scroll from Hand</text:p>
      <text:p text:style-name="P1">wox2 (cz) puts Merchant Scroll to Graveyard from Play</text:p>
      <text:p text:style-name="P1">wox2 (cz) puts Brainstorm to Hand from Play</text:p>
      <text:p text:style-name="P1"><text:s text:c="6"/>Vesněs tento moment je zvláštní, nemohl jsem dělat skoro nic, Mana Drain na ruce s jen dvěma modrýma manama nemohl ochránit Gift a zvláštěpak soupeřův Mana Drain by pak zabolel... Rozhodl jsem se najít Brainstorm, zkusit vyměnit své nepotřebné artefakty na ruce. Nicméně k dvoum artefaktům přibyl třetí, země a Force of Will, takže Brainstorm moc úspěchů neslavil-znovu jsem zapřemýšlel nad Deep Analysis v sidu nebo main.</text:p>
      <text:p text:style-name="P1"/>
      <text:p text:style-name="P1">Dapug taps Library of Alexandria</text:p>
      <text:p text:style-name="P1">Dapug draws a card</text:p>
      <text:p text:style-name="P1">It is now turn 6 (Dapug)</text:p>
      <text:p text:style-name="P1">It is now the Beginning Phase, Untap Step</text:p>
      <text:p text:style-name="P1">Dapug untaps his/her permanents</text:p>
      <text:p text:style-name="P1">Dapug draws a card</text:p>
      <text:p text:style-name="P1">It is now the Precombat Main Phase</text:p>
      <text:p text:style-name="P1">Dapug plays Island from Hand</text:p>
      <text:p text:style-name="P1">It is now the Postcombat Main Phase</text:p>
      <text:p text:style-name="P1">Dapug plays Mox Ruby from Hand</text:p>
      <text:p text:style-name="P1">wox2 (cz) taps Underground Sea</text:p>
      <text:p text:style-name="P1">wox2 (cz) plays Brainstorm from Hand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wox2 (cz) puts a card on top of Library from Hand</text:p>
      <text:p text:style-name="P1">wox2 (cz) puts Brainstorm to Graveyard from Play</text:p>
      <text:p text:style-name="P1">wox2 (cz) taps Polluted Delta</text:p>
      <text:p text:style-name="P1">wox2 (cz) puts Polluted Delta to Graveyard from Play</text:p>
      <text:p text:style-name="P1">wox2 (cz)'s life total is now 19 (-1)</text:p>
      <text:p text:style-name="P1">wox2 (cz) puts Volcanic Island into play from Library</text:p>
      <text:p text:style-name="P1">It is now turn 7 (wox2 (cz))</text:p>
      <text:p text:style-name="P1">wox2 (cz) plays Duress from Hand</text:p>
      <text:p text:style-name="P1">wox2 (cz) taps Mox Jet</text:p>
      <text:p text:style-name="P1">Dapug taps Library of Alexandria</text:p>
      <text:p text:style-name="P1">Dapug draws a card</text:p>
      <text:p text:style-name="P1">Dapug plays Mox Sapphire from Hand</text:p>
      <text:p text:style-name="P1">Dapug plays Thirst for Knowledge from Hand</text:p>
      <text:p text:style-name="P1">Dapug plays Yawgmoth's Will from Hand</text:p>
      <text:p text:style-name="P1">Dapug plays Island from Hand</text:p>
      <text:p text:style-name="P1">Dapug plays Repeal from Hand</text:p>
      <text:p text:style-name="P1">Dapug plays Repeal from Hand</text:p>
      <text:p text:style-name="P1">Dapug plays Engineered Explosives from Hand</text:p>
      <text:p text:style-name="P1">Dapug plays Force of Will from Hand</text:p>
      <text:p text:style-name="P2">&lt;wox2 (cz)&gt; Will</text:p>
      <text:p text:style-name="P1">Dapug taps Underground Sea</text:p>
      <text:p text:style-name="P1">Dapug taps Island</text:p>
      <text:p text:style-name="P1">Dapug taps Mox Ruby</text:p>
      <text:p text:style-name="P1">Dapug plays Thirst for Knowledge from Hand</text:p>
      <text:p text:style-name="P1">wox2 (cz) taps Underground Sea</text:p>
      <text:p text:style-name="P1">wox2 (cz) taps Island</text:p>
      <text:p text:style-name="P1">wox2 (cz) taps Sol Ring</text:p>
      <text:p text:style-name="P1">wox2 (cz) taps Mox Emerald</text:p>
      <text:p text:style-name="P1">wox2 (cz) plays Force of Will from Hand</text:p>
      <text:p text:style-name="P1">Dapug puts Thirst for Knowledge to Graveyard from Play</text:p>
      <text:p text:style-name="P1">wox2 (cz) puts Force of Will to Graveyard from Play</text:p>
      <text:p text:style-name="P1">It is now turn 8 (Dapug)</text:p>
      <text:p text:style-name="P1">Dapug taps Library of Alexandria</text:p>
      <text:p text:style-name="P1">Dapug draws a card</text:p>
      <text:p text:style-name="P1">Dapug plays Island from Hand</text:p>
      <text:p text:style-name="P1">It is now turn 9 (wox2 (cz))</text:p>
      <text:p text:style-name="P1">It is now the Precombat Main Phase</text:p>
      <text:p text:style-name="P1">wox2 (cz) plays Volcanic Island from Hand</text:p>
      <text:p text:style-name="P1">It is now turn 10 (Dapug)</text:p>
      <text:p text:style-name="P1">It is now the Beginning Phase, Untap Step</text:p>
      <text:p text:style-name="P1">Dapug untaps his/her permanents</text:p>
      <text:p text:style-name="P1">Dapug draws a card</text:p>
      <text:p text:style-name="P1">Dapug plays Underground Sea from Hand</text:p>
      <text:p text:style-name="P1">It is now turn 11 (wox2 (cz))</text:p>
      <text:p text:style-name="P1">wox2 (cz) draws a card</text:p>
      <text:p text:style-name="P1">Dapug taps Library of Alexandria</text:p>
      <text:p text:style-name="P1">Dapug draws a card</text:p>
      <text:p text:style-name="P1">It is now turn 12 (Dapug)</text:p>
      <text:p text:style-name="P1">Dapug taps Island</text:p>
      <text:p text:style-name="P1">Dapug plays Brainstorm from Hand</text:p>
      <text:p text:style-name="P1">Dapug draws a card</text:p>
      <text:p text:style-name="P1">Dapug draws a card</text:p>
      <text:p text:style-name="P1">Dapug draws a card</text:p>
      <text:p text:style-name="P1">Dapug puts a card on top of Library from Hand</text:p>
      <text:p text:style-name="P1">Dapug puts a card on top of Library from Hand</text:p>
      <text:p text:style-name="P1">Dapug puts Brainstorm to Graveyard from Play</text:p>
      <text:p text:style-name="P1">Dapug puts a 0/0 Storm token into play</text:p>
      <text:p text:style-name="P1">Dapug plays Tolarian Academy from Hand</text:p>
      <text:p text:style-name="P1">Dapug plays Mox Sapphire from Hand</text:p>
      <text:p text:style-name="P1">Dapug plays Engineered Explosives from Hand</text:p>
      <text:p text:style-name="P1">Dapug taps Mox Sapphire</text:p>
      <text:p text:style-name="P1">Dapug plays Repeal from Hand</text:p>
      <text:p text:style-name="P1">Dapug puts Mox Sapphire to Hand from Play</text:p>
      <text:p text:style-name="P1">Dapug draws a card</text:p>
      <text:p text:style-name="P1">Dapug puts Repeal to Graveyard from Play</text:p>
      <text:p text:style-name="P1">Dapug taps Library of Alexandria</text:p>
      <text:p text:style-name="P1">Dapug draws a card</text:p>
      <text:p text:style-name="P1">Dapug plays Mox Sapphire from Hand</text:p>
      <text:p text:style-name="P1">Dapug taps Mox Sapphire</text:p>
      <text:p text:style-name="P1">Dapug plays Repeal from Hand</text:p>
      <text:p text:style-name="P1">Dapug puts Mox Sapphire to Hand from Play</text:p>
      <text:p text:style-name="P1">Dapug draws a card</text:p>
      <text:p text:style-name="P1">Dapug puts Repeal to Graveyard from Play</text:p>
      <text:p text:style-name="P1">Dapug plays Mox Sapphire from Hand</text:p>
      <text:p text:style-name="P1">Dapug plays Mox Emerald from Hand</text:p>
      <text:p text:style-name="P1">Dapug taps Mox Sapphire</text:p>
      <text:p text:style-name="P1">Dapug taps Mox Emerald</text:p>
      <text:p text:style-name="P1">Dapug plays Merchant Scroll from Hand</text:p>
      <text:p text:style-name="P1">wox2 (cz) taps Underground Sea</text:p>
      <text:p text:style-name="P1">wox2 (cz) taps Island</text:p>
      <text:p text:style-name="P1">wox2 (cz) plays Mana Drain from Hand</text:p>
      <text:p text:style-name="P1">Dapug taps Tolarian Academy</text:p>
      <text:p text:style-name="P1">Dapug plays Force of Will from Hand</text:p>
      <text:p text:style-name="P1">wox2 (cz) taps Volcanic Island</text:p>
      <text:p text:style-name="P1">wox2 (cz) taps Volcanic Island</text:p>
      <text:p text:style-name="P1">wox2 (cz) taps Mox Jet</text:p>
      <text:p text:style-name="P1">wox2 (cz) taps Sol Ring</text:p>
      <text:p text:style-name="P1">wox2 (cz) plays Force of Will from Hand</text:p>
      <text:p text:style-name="P1">Dapug taps Black Lotus</text:p>
      <text:p text:style-name="P1">Dapug puts Black Lotus to Graveyard from Play</text:p>
      <text:p text:style-name="P1">Dapug taps Mox Ruby</text:p>
      <text:p text:style-name="P1">Dapug taps Island</text:p>
      <text:p text:style-name="P1">Dapug plays Force of Will from Hand</text:p>
      <text:p text:style-name="P1">Dapug puts Ancestral Recall to Hand from Play</text:p>
      <text:p text:style-name="P1">Dapug puts Merchant Scroll to Graveyard from Play</text:p>
      <text:p text:style-name="P1">Dapug puts Force of Will to Graveyard from Play</text:p>
      <text:p text:style-name="P1">Dapug puts Force of Will to Graveyard from Play</text:p>
      <text:p text:style-name="P1">Dapug taps Underground Sea</text:p>
      <text:p text:style-name="P1">Dapug taps Underground Sea</text:p>
      <text:p text:style-name="P1">Dapug plays Brain Freeze from H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15T21:30:24</meta:creation-date>
    <dc:date>2007-04-16T11:44:50</dc:date>
    <meta:editing-cycles>5</meta:editing-cycles>
    <meta:editing-duration>PT3H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438" meta:word-count="3012" meta:character-count="16165"/>
  </office:meta>
</office:document-meta>
</file>